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" svg:font-family="Comfortaa" style:font-pitch="variable"/>
    <style:font-face style:name="Comfortaa2" svg:font-family="Comfortaa" style:font-adornments="Semibold" style:font-pitch="variable"/>
    <style:font-face style:name="Comfortaa3" svg:font-family="Comfortaa" style:font-adornments="標準" style:font-pitch="variable"/>
    <style:font-face style:name="Comfortaa1" svg:font-family="Comfortaa" style:font-adornments="黒" style:font-pitch="variable"/>
    <style:font-face style:name="Liberation Sans1" svg:font-family="'Liberation Sans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733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3.506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subtitle">
      <style:graphic-properties draw:fill-color="#ffffff" fo:min-height="12.348cm"/>
    </style:style>
    <style:style style:name="pr8" style:family="presentation" style:parent-style-name="midnightblue-subtitle">
      <style:graphic-properties draw:fill-color="#ffffff" draw:auto-grow-height="true" fo:min-height="12.34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style:font-name="Comfortaa" fo:font-size="66pt" style:font-size-asian="66pt" style:font-size-complex="66pt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text-properties style:font-name="Comfortaa"/>
    </style:style>
    <style:style style:name="P6" style:family="paragraph">
      <style:paragraph-properties fo:text-align="center"/>
      <style:text-properties fo:color="#000000" style:font-name="Comfortaa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-color="#ffffff"/>
      <style:paragraph-properties fo:margin-left="0cm" fo:margin-right="0cm" fo:text-indent="0cm"/>
      <style:text-properties style:font-name="Comfortaa"/>
    </style:style>
    <style:style style:name="P12" style:family="paragraph">
      <loext:graphic-properties draw:fill-color="#ffffff"/>
      <style:paragraph-properties fo:margin-left="0cm" fo:margin-right="0cm" fo:text-indent="0cm"/>
      <style:text-properties style:font-name="Comfortaa" fo:font-size="66pt" style:font-size-asian="66pt" style:font-size-complex="66pt"/>
    </style:style>
    <style:style style:name="T1" style:family="text">
      <style:text-properties style:font-name="Comfortaa" fo:font-size="66pt" style:font-size-asian="66pt" style:font-size-complex="66pt"/>
    </style:style>
    <style:style style:name="T2" style:family="text">
      <style:text-properties style:font-name="Comfortaa" fo:font-size="32pt" style:font-size-asian="32pt" style:font-size-complex="32pt"/>
    </style:style>
    <style:style style:name="T3" style:family="text">
      <style:text-properties style:font-name="Comfortaa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2" draw:layer="layout" svg:width="25.199cm" svg:height="4.733cm" svg:x="0.801cm" svg:y="6.218cm" presentation:class="title" presentation:user-transformed="true">
          <draw:text-box>
            <text:p text:style-name="P1"><text:span text:style-name="T1">Let your systems speak salt</text:span></text:p>
          </draw:text-box>
        </draw:frame>
        <draw:frame presentation:style-name="pr2" draw:layer="layout" svg:width="25.199cm" svg:height="5.809cm" svg:x="1.4cm" svg:y="4.914cm" presentation:class="outline" presentation:placeholder="true" presentation:user-transformed="true">
          <draw:text-box/>
        </draw:frame>
        <draw:frame presentation:style-name="pr2" draw:layer="layout" svg:width="25.199cm" svg:height="5.809cm" svg:x="1.4cm" svg:y="12.976cm" presentation:class="outline" presentation:user-transformed="true">
          <draw:text-box>
            <text:p text:style-name="P3"><text:span text:style-name="T2"/></text:p>
            <text:p text:style-name="P3"><text:span text:style-name="T2">Ramaseshan</text:span><text:span text:style-name="T2"><text:line-break/></text:span><text:span text:style-name="T2">DevOps and Storage Engineer</text:span><text:span text:style-name="T2"><text:line-break/></text:span><text:span text:style-name="T2">Fractalio Data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list text:style-name="L1">
              <text:list-header>
                <text:p><text:span text:style-name="T3">Our Goal</text:span><text:span text:style-name="T3"><text:tab/></text:span></text:p>
              </text:list-header>
            </text:list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3">Basic introduction to Salt about what it does</text:span></text:p>
              </text:list-item>
              <text:list-item>
                <text:p><text:span text:style-name="T3">Live demo on how it can help solve common problems</text:span></text:p>
              </text:list-item>
              <text:list-item>
                <text:p><text:span text:style-name="T3"><text:s/></text:span><text:span text:style-name="T3">Get you excited to go try out &amp; learn more about salt</text:span></text:p>
                <text:p text:style-name="P1"><text:span text:style-name="T3">So lets get you exited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Disclaimer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3">SaltStack is my first Infrastructure Management tool</text:span></text:p>
              </text:list-item>
              <text:list-item>
                <text:p><text:span text:style-name="T3">Not in war with Ansible, Chef or Puppet</text:span></text:p>
              </text:list-item>
              <text:list-item>
                <text:p><text:span text:style-name="T3">Choose Salt, because it was super easy to get things started.</text:span></text:p>
              </text:list-item>
              <text:list-item>
                <text:p><text:span text:style-name="T3">Still exploring a lot of unknown'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What is SaltStack</text:span></text:p>
              </text:list-header>
            </text:list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3"><text:s/></text:span><text:span text:style-name="T3">a infrastructure management system</text:span></text:p>
              </text:list-item>
              <text:list-item>
                <text:p><text:span text:style-name="T3">maintains the slaves in specific states</text:span></text:p>
              </text:list-item>
              <text:list-item>
                <text:p><text:span text:style-name="T3">distributed and parallel remote execution</text:span></text:p>
              </text:list-item>
              <text:list-item>
                <text:p><text:span text:style-name="T3">free(freedom and cost) python based tool</text:span></text:p>
              </text:list-item>
              <text:list-item>
                <text:p><text:span text:style-name="T3">used by Apple inc, Rackspace, Photobucket, NASA, LinkedIn, Hulu, HP Cloud Services, Cloud Flare and other know compani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5.199cm" svg:height="16.493cm" svg:x="1.4cm" svg:y="4.7cm" presentation:class="outline" presentation:user-transformed="true">
          <draw:text-box>
            <text:list text:style-name="L3">
              <text:list-item>
                <text:p><text:s/>One or more “salt-master”, “salt-minion” and “salt-syndic”</text:p>
              </text:list-item>
              <text:list-item>
                <text:p><text:s/>A key management system “salt-key” that allows the authentication of a “salt-minion” on a</text:p>
              </text:list-item>
              <text:list-item>
                <text:p><text:s/>“salt-master”</text:p>
              </text:list-item>
              <text:list-item>
                <text:p><text:s/>A system of “states” to describe the configurations</text:p>
              </text:list-item>
              <text:list-item>
                <text:p><text:s/>A “top.sls” that calls the “states”</text:p>
              </text:list-item>
              <text:list-item>
                <text:p><text:s/>A system of “grain” on the minion to manage the configurations data</text:p>
              </text:list-item>
              <text:list-item>
                <text:p><text:s/>A system of “pillars” to store other data on the master (such as confidential data)</text:p>
              </text:list-item>
              <text:list-item>
                <text:p><text:s/>A transport and data management system called “ZeroMQ”</text:p>
              </text:list-item>
              <text:list-item>
                <text:p><text:s/>An event management system called “reactors” “returners”, “outputters” ..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32">
        <office:forms form:automatic-focus="false" form:apply-design-mode="false"/>
        <draw:frame presentation:style-name="pr4" draw:text-style-name="P6" draw:layer="layout" svg:width="26cm" svg:height="2.663cm" svg:x="1cm" svg:y="8.537cm" presentation:class="title" presentation:placeholder="true" presentation:user-transformed="true">
          <draw:text-box/>
        </draw:frame>
        <draw:frame presentation:style-name="pr7" draw:text-style-name="P8" draw:layer="layout" svg:width="26cm" svg:height="12.348cm" svg:x="1cm" svg:y="3.637cm" presentation:class="subtitle" presentation:user-transformed="true">
          <draw:text-box>
            <text:p text:style-name="P7"><text:span text:style-name="T4">SaltStack 10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3">Salt-key -L</text:span></text:p>
              </text:list-item>
              <text:list-item>
                <text:p><text:span text:style-name="T3">Salt-key -A</text:span></text:p>
              </text:list-item>
              <text:list-item>
                <text:p><text:span text:style-name="T3">Salt <text:s/>'*' test.ping</text:span></text:p>
              </text:list-item>
              <text:list-item>
                <text:p><text:span text:style-name="T3">Salt '*' cmd.run 'ls'</text:span></text:p>
              </text:list-item>
              <text:list-item>
                <text:p><text:span text:style-name="T3">Salt '*' disk.usage</text:span></text:p>
              </text:list-item>
              <text:list-item>
                <text:p><text:span text:style-name="T3">salt '*' pkg.install cowsay</text:span></text:p>
              </text:list-item>
              <text:list-item>
                <text:p><text:span text:style-name="T3">salt '*' network.interfac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Basic Component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3">Master</text:span></text:p>
              </text:list-item>
              <text:list-item>
                <text:p><text:span text:style-name="T3">Minion</text:span></text:p>
              </text:list-item>
              <text:list-item>
                <text:p><text:span text:style-name="T3">States (Top File)</text:span></text:p>
              </text:list-item>
              <text:list-item>
                <text:p><text:span text:style-name="T3">Grains</text:span></text:p>
              </text:list-item>
              <text:list-item>
                <text:p><text:span text:style-name="T3">Pilla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Grai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Grains are static information SaltStack collects about the underlying managed system. </text:span></text:p>
              </text:list-item>
              <text:list-item>
                <text:p><text:span text:style-name="T3">Salt '*' grains.ls</text:span></text:p>
              </text:list-item>
              <text:list-item>
                <text:p><text:span text:style-name="T3">salt -E 'minion[0-9]' test.ping</text:span></text:p>
              </text:list-item>
              <text:list-item>
                <text:p><text:span text:style-name="T3">salt -G 'os:Ubuntu' test.ping</text:span></text:p>
              </text:list-item>
              <text:list-item>
                <text:p><text:span text:style-name="T3">salt -C '@os:Ubuntu and minion* or S@192.168.50.*' test.p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State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3">A reusable declaration that configures a specific part of a system. </text:span></text:p>
              </text:list-item>
              <text:list-item>
                <text:p><text:span text:style-name="T3">/srv/salt/top.sls</text:span></text:p>
              </text:list-item>
              <text:list-item>
                <text:p><text:span text:style-name="T3">install_network_packages:</text:span></text:p>
                <text:p><text:span text:style-name="T3"><text:s text:c="2"/></text:span><text:span text:style-name="T3">pkg.installed:</text:span></text:p>
                <text:p><text:span text:style-name="T3"><text:s text:c="4"/></text:span><text:span text:style-name="T3">- pkgs:</text:span></text:p>
                <text:p><text:span text:style-name="T3"><text:s text:c="6"/></text:span><text:span text:style-name="T3">- rsync</text:span></text:p>
                <text:p><text:span text:style-name="T3"><text:s text:c="6"/></text:span><text:span text:style-name="T3">- lftp</text:span></text:p>
                <text:p><text:span text:style-name="T3"><text:s text:c="6"/></text:span><text:span text:style-name="T3">- curl</text:span></text:p>
              </text:list-item>
              <text:list-item>
                <text:p><text:span text:style-name="T3">Salt '*' state.highst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Pillar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3">Static information stored by the users.</text:span></text:p>
              </text:list-item>
              <text:list-item>
                <text:p><text:span text:style-name="T3">Confidential information such as DB username, Password etc</text:span></text:p>
              </text:list-item>
              <text:list-item>
                <text:p><text:span text:style-name="T3">/etc/salt/grains</text:span></text:p>
              </text:list-item>
              <text:list-item>
                <text:p><text:span text:style-name="T3">Eg :</text:span></text:p>
                <text:list>
                  <text:list-item>
                    <text:p><text:span text:style-name="T3">- unicell</text:span></text:p>
                  </text:list-item>
                  <text:list-item>
                    <text:p><text:span text:style-name="T3">- gridcell</text:span></text:p>
                  </text:list-item>
                </text:list>
                <text:p><text:span text:style-name="T3">Top.sls</text:span></text:p>
                <text:list>
                  <text:list-header>
                    <text:p><text:span text:style-name="T3">Base:</text:span></text:p>
                    <text:p><text:span text:style-name="T3"><text:s text:c="2"/></text:span><text:span text:style-name="T3">'unicell':</text:span></text:p>
                    <text:p><text:span text:style-name="T3"><text:s text:c="4"/></text:span><text:span text:style-name="T3">Unicell.sl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32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Lets see it in action</text:span></text:p>
          </draw:text-box>
        </draw:frame>
        <draw:frame presentation:style-name="pr8" draw:text-style-name="P4" draw:layer="layout" svg:width="26cm" svg:height="12.348cm" svg:x="1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32">
        <draw:frame presentation:style-name="pr4" draw:text-style-name="P5" draw:layer="layout" svg:width="25.199cm" svg:height="3.506cm" svg:x="1.4cm" svg:y="0.837cm" presentation:class="title">
          <draw:text-box>
            <text:p><text:span text:style-name="T3">Questions</text:span></text:p>
          </draw:text-box>
        </draw:frame>
        <draw:frame presentation:style-name="pr8" draw:text-style-name="P11" draw:layer="layout" svg:width="26cm" svg:height="12.348cm" svg:x="1cm" svg:y="0.837cm" presentation:class="subtitle">
          <draw:text-box>
            <text:list text:style-name="L1">
              <text:list-item>
                <text:p text:style-name="P10"><text:span text:style-name="T3"><text:a xlink:href="mailto:ram.seshan.cs@gmail.com" xlink:type="simple">ram.seshan.cs@gmail.com</text:a></text:span></text:p>
              </text:list-item>
              <text:list-item>
                <text:p text:style-name="P10"><text:span text:style-name="T3">fb.com/ramaseshanmuk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32">
        <draw:frame presentation:style-name="pr8" draw:text-style-name="P12" draw:layer="layout" svg:width="26cm" svg:height="12.348cm" svg:x="1cm" svg:y="0.837cm" presentation:class="subtitle">
          <draw:text-box>
            <text:list text:style-name="L1">
              <text:list-header>
                <text:p text:style-name="P10"><text:span text:style-name="T1">Thank You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mfortaa" svg:font-family="Comfortaa" style:font-pitch="variable"/>
    <style:font-face style:name="Comfortaa2" svg:font-family="Comfortaa" style:font-adornments="Semibold" style:font-pitch="variable"/>
    <style:font-face style:name="Comfortaa3" svg:font-family="Comfortaa" style:font-adornments="標準" style:font-pitch="variable"/>
    <style:font-face style:name="Comfortaa1" svg:font-family="Comfortaa" style:font-adornments="黒" style:font-pitch="variable"/>
    <style:font-face style:name="Liberation Sans1" svg:font-family="'Liberation Sans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maseshan </meta:initial-creator>
    <meta:creation-date>2015-10-05T12:43:11.502413302</meta:creation-date>
    <dc:date>2015-10-24T09:49:56.784111350</dc:date>
    <dc:creator>Ramaseshan </dc:creator>
    <meta:editing-duration>PT1H14M2S</meta:editing-duration>
    <meta:editing-cycles>64</meta:editing-cycles>
    <meta:generator>LibreOffice/4.4.5.2$Linux_X86_64 LibreOffice_project/40$Build-2</meta:generator>
    <meta:document-statistic meta:object-count="90"/>
  </office:meta>
</office:document-meta>
</file>